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7.217cm"/>
    </style:style>
    <style:style style:name="gr2" style:family="graphic" style:parent-style-name="standard">
      <style:graphic-properties draw:stroke="none" svg:stroke-color="#000000" draw:fill="none" draw:fill-color="#ffffff" fo:min-height="2.137cm"/>
    </style:style>
    <style:style style:name="gr3" style:family="graphic" style:parent-style-name="standard">
      <style:graphic-properties draw:stroke="none" svg:stroke-color="#000000" draw:fill="none" draw:fill-color="#ffffff" fo:min-height="9.75cm"/>
    </style:style>
    <style:style style:name="gr4" style:family="graphic" style:parent-style-name="standard">
      <style:graphic-properties draw:stroke="none" svg:stroke-color="#000000" draw:fill="none" draw:fill-color="#ffffff" fo:min-height="10.7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none" svg:stroke-color="#000000" draw:fill="none" draw:fill-color="#ffffff" fo:min-height="13.25cm"/>
    </style:style>
    <style:style style:name="gr7" style:family="graphic" style:parent-style-name="standard">
      <style:graphic-properties draw:stroke="none" svg:stroke-color="#000000" draw:fill="none" draw:fill-color="#ffffff" fo:min-height="3.75cm"/>
    </style:style>
    <style:style style:name="gr8" style:family="graphic" style:parent-style-name="standard">
      <style:graphic-properties draw:stroke="none" svg:stroke-color="#000000" draw:fill="none" draw:fill-color="#ffffff" fo:min-height="1.425cm"/>
    </style:style>
    <style:style style:name="gr9" style:family="graphic" style:parent-style-name="standard">
      <style:graphic-properties draw:stroke="none" svg:stroke-color="#000000" draw:fill="none" draw:fill-color="#ffffff" fo:min-height="4.111cm"/>
    </style:style>
    <style:style style:name="gr10" style:family="graphic" style:parent-style-name="standard">
      <style:graphic-properties draw:stroke="none" svg:stroke-color="#000000" draw:fill="none" draw:fill-color="#ffffff" fo:min-height="1.95cm"/>
    </style:style>
    <style:style style:name="gr11" style:family="graphic" style:parent-style-name="standard">
      <style:graphic-properties draw:stroke="none" svg:stroke-color="#000000" draw:fill="none" draw:fill-color="#ffffff" fo:min-height="6.85cm"/>
    </style:style>
    <style:style style:name="gr12" style:family="graphic" style:parent-style-name="standard">
      <style:graphic-properties draw:stroke="none" svg:stroke-color="#000000" draw:fill="none" draw:fill-color="#ffffff" fo:min-height="6.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stroke="none" svg:stroke-color="#000000" draw:fill="none" draw:fill-color="#ffffff" fo:min-height="10.25cm"/>
    </style:style>
    <style:style style:name="gr16" style:family="graphic" style:parent-style-name="standard">
      <style:graphic-properties draw:stroke="none" svg:stroke-color="#000000" draw:fill="none" draw:fill-color="#ffffff" fo:min-height="4.985cm"/>
    </style:style>
    <style:style style:name="gr17" style:family="graphic" style:parent-style-name="standard">
      <style:graphic-properties draw:stroke="none" svg:stroke-color="#000000" draw:fill="none" draw:fill-color="#ffffff" fo:min-height="11.055cm"/>
    </style:style>
    <style:style style:name="gr18" style:family="graphic" style:parent-style-name="standard">
      <style:graphic-properties draw:stroke="none" svg:stroke-color="#000000" draw:fill="none" draw:fill-color="#ffffff" fo:min-height="9.05cm"/>
    </style:style>
    <style:style style:name="gr19" style:family="graphic" style:parent-style-name="standard">
      <style:graphic-properties draw:stroke="none" svg:stroke-color="#000000" draw:fill="none" draw:fill-color="#ffffff" fo:min-height="0.85cm"/>
    </style:style>
    <style:style style:name="gr20" style:family="graphic" style:parent-style-name="standard">
      <style:graphic-properties draw:stroke="none" svg:stroke-color="#000000" draw:fill="none" draw:fill-color="#ffffff" fo:min-height="24.25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5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6" style:family="paragraph">
      <style:paragraph-properties style:text-autospace="none"/>
      <style:text-properties fo:color="#3f7f5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7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" style:family="text">
      <style:text-properties fo:color="#ff6600" fo:font-size="15pt" fo:font-style="italic" style:font-size-asian="15pt" style:font-style-asian="italic" style:font-size-complex="15pt" style:font-style-complex="italic"/>
    </style:style>
    <style:style style:name="T5" style:family="text">
      <style:text-properties style:use-window-font-color="true"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ff6600" fo:font-size="15pt" style:font-size-asian="15pt" style:font-size-complex="15pt"/>
    </style:style>
    <style:style style:name="T7" style:family="text">
      <style:text-properties style:use-window-font-color="true" fo:font-size="15pt" style:font-size-asian="15pt" style:font-size-complex="15pt"/>
    </style:style>
    <style:style style:name="T8" style:family="text">
      <style:text-properties fo:font-size="18pt"/>
    </style:style>
    <style:style style:name="T9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0" style:family="text">
      <style:text-properties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11" style:family="text">
      <style:text-properties fo:color="#000000" fo:font-family="Consolas" style:font-family-generic="swiss" style:font-pitch="fixed" fo:font-size="12pt" style:text-underline-style="solid" style:text-underline-width="auto" style:text-underline-color="font-color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12" style:family="text">
      <style:text-properties fo:color="#000000" fo:font-family="Consolas" style:font-family-generic="swiss" style:font-pitch="fixed" fo:font-size="12pt" style:text-underline-style="none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3" style:family="text">
      <style:text-properties fo:color="#000000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4" style:family="text">
      <style:text-properties fo:font-size="18pt" fo:font-style="italic" style:text-underline-style="none" style:font-style-asian="italic" style:font-style-complex="italic"/>
    </style:style>
    <style:style style:name="T15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6" style:family="text">
      <style:text-properties fo:color="#3f7f5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7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18" style:family="text">
      <style:text-properties fo:color="#6a3e3e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9" style:family="text"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0" style:family="text">
      <style:text-properties fo:color="#0000c0" fo:font-family="Consolas" style:font-family-generic="swiss" style:font-pitch="fixed" fo:font-size="10pt" fo:font-style="italic" fo:font-weight="bold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/>
    </style:style>
    <style:style style:name="T21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2" style:family="text"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23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24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5" style:family="text">
      <style:text-properties fo:color="#7f0055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26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7" style:family="text">
      <style:text-properties fo:color="#6a3e3e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8" style:family="text">
      <style:text-properties fo:color="#0000c0" fo:font-family="Consolas" style:font-family-generic="swiss" style:font-pitch="fixed" fo:font-size="12pt" fo:font-style="italic" style:font-family-asian="Consolas" style:font-family-generic-asian="swiss" style:font-pitch-asian="fixed" style:font-size-asian="12pt" style:font-style-asian="italic" style:font-family-complex="Consolas" style:font-family-generic-complex="swiss" style:font-pitch-complex="fixed" style:font-size-complex="12pt" style:font-style-complex="italic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color="#0000c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1" style:family="text">
      <style:text-properties fo:color="#000000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32" style:family="text">
      <style:text-properties fo:color="#000000" fo:font-family="Consolas" style:font-family-generic="swiss" style:font-pitch="fixed" fo:font-size="12pt" fo:font-style="italic" style:font-family-asian="Consolas" style:font-family-generic-asian="swiss" style:font-pitch-asian="fixed" style:font-size-asian="12pt" style:font-style-asian="italic" style:font-family-complex="Consolas" style:font-family-generic-complex="swiss" style:font-pitch-complex="fixed" style:font-size-complex="12pt" style:font-style-complex="italic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color="#000000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6a3e3e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c0" fo:font-family="Consolas" style:font-family-generic="swiss" style:font-pitch="fixed" fo:font-size="12pt" fo:font-style="italic" fo:font-weight="bold" style:font-family-asian="Consolas" style:font-family-generic-asian="swiss" style:font-pitch-asian="fixed" style:font-size-asian="12pt" style:font-style-asian="italic" style:font-weight-asian="bold" style:font-family-complex="Consolas" style:font-family-generic-complex="swiss" style:font-pitch-complex="fixe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27.467cm" svg:x="1.2cm" svg:y="1.105cm">
          <draw:text-box>
            <text:p text:style-name="P1"><text:span text:style-name="T1">Attribute Protection</text:span></text:p>
            <text:p/>
            <text:p>Simula Standard sier dette:</text:p>
            <text:p/>
            <text:p><text:span text:style-name="T2">The protection specification makes it possible to restrict the visibility of class attribute identifiers.</text:span></text:p>
            <text:p><text:span text:style-name="T2"/></text:p>
            <text:p><text:span text:style-name="T2">A class attribute, X, which is specified </text:span><text:span text:style-name="T3">protected</text:span><text:span text:style-name="T2"> in class C is only visible:</text:span></text:p>
            <text:p><text:span text:style-name="T2"/></text:p>
            <text:p><text:span text:style-name="T2">1 - within the body of C or its subclasses</text:span></text:p>
            <text:p><text:span text:style-name="T2">2 - within blocks prefixed by C or any subclass of C.</text:span></text:p>
            <text:p><text:span text:style-name="T2"/></text:p>
            <text:p><text:span text:style-name="T2">In any other context the meaning of the identifier X is as if the attribute definition of X were absent.</text:span></text:p>
            <text:p><text:span text:style-name="T2"/></text:p>
            <text:p><text:span text:style-name="T4">Access to a protected attribute is, subject to the restriction above, legal by remote accessing.</text:span><text:span text:style-name="T5"> ( hva betyr dette ? )</text:span></text:p>
            <text:p><text:span text:style-name="T2"/></text:p>
            <text:p><text:span text:style-name="T2">A class attribute may be specified protected only at the prefix level of its definition. Note that a virtual attribute may only be specified protected in the class heading in which the virtual specification occurs.</text:span></text:p>
            <text:p><text:span text:style-name="T2"/></text:p>
            <text:p><text:span text:style-name="T6">Attributes of the classes Simset and Simulation are protected. </text:span><text:span text:style-name="T7"><text:s/>( Alle ? )</text:span></text:p>
            <text:p><text:span text:style-name="T2"/></text:p>
            <text:p><text:span text:style-name="T2">------------------------------------------------------------------------------------------------------</text:span></text:p>
            <text:p><text:span text:style-name="T2"/></text:p>
            <text:p><text:span text:style-name="T2">A visible class attribute, X, specified </text:span><text:span text:style-name="T3">hidden</text:span><text:span text:style-name="T2"> in class C is not visible within subclasses of C or blocks prefixed by C or any subclass of C. In this context the meaning of the identifier X is as if the attribute definition of X were absent.</text:span></text:p>
            <text:p><text:span text:style-name="T2"/></text:p>
            <text:p><text:span text:style-name="T2">Only a protected attribute may be specified hidden. However, this specification may occur at a prefix level inner to the protected specification.</text:span></text:p>
            <text:p><text:span text:style-name="T2"/></text:p>
            <text:p><text:span text:style-name="T2">The effect of specifying an attribute hidden protected or protected hidden is identical to that of specifying it as both protected and hidden.</text:span></text:p>
            <text:p><text:span text:style-name="T2"/></text:p>
            <text:p><text:span text:style-name="T2">Conflicting or illegal hidden and/or protected specifications constitute a error.</text:span></text:p>
            <text:p><text:span text:style-name="T2"/></text:p>
            <text:p><text:span text:style-name="T2">Note: Specifying a virtual quantity hidden effectively disables further matching at inner levels.</text:span></text:p>
            <text:p><text:span text:style-name="T2"/></text:p>
            <text:p><text:span text:style-name="T2">If in the prefix sequence there are several attributes with the same identifier as that of a hidden specification, and these are previously protected, but not hidden, the innermost accessible attribute is hidden.</text:span></text:p>
            <text:p><text:span text:style-name="T2"/></text:p>
          </draw:text-box>
        </draw:frame>
      </draw:page>
      <draw:page draw:name="page2" draw:style-name="dp1" draw:master-page-name="Standard">
        <draw:frame draw:style-name="gr2" draw:text-style-name="P2" draw:layer="layout" svg:width="17.1cm" svg:height="2.387cm" svg:x="2cm" svg:y="2cm">
          <draw:text-box>
            <text:p><text:span text:style-name="T8">Attribute Protection ( Hidden Protected )</text:span></text:p>
            <text:p><text:span text:style-name="T8"/></text:p>
            <text:p><text:span text:style-name="T8">Jeg fant dette eksempelet i TestBatchen til Simula as.</text:span></text:p>
          </draw:text-box>
        </draw:frame>
        <draw:frame draw:style-name="gr3" draw:text-style-name="P4" draw:layer="layout" svg:width="17.1cm" svg:height="10cm" svg:x="2.1cm" svg:y="4.9cm">
          <draw:text-box>
            <text:p text:style-name="P3"><text:span text:style-name="T9">01: <text:s text:c="2"/></text:span><text:span text:style-name="T10">Class</text:span><text:span text:style-name="T9"> A;</text:span></text:p>
            <text:p text:style-name="P3"><text:span text:style-name="T9">02: <text:s text:c="2"/></text:span><text:span text:style-name="T10">Begin</text:span></text:p>
            <text:p text:style-name="P3"><text:span text:style-name="T9">03: <text:s text:c="5"/></text:span><text:span text:style-name="T10">integer</text:span><text:span text:style-name="T9"> i;</text:span></text:p>
            <text:p text:style-name="P3"><text:span text:style-name="T9">04: <text:s text:c="2"/></text:span><text:span text:style-name="T10">end</text:span><text:span text:style-name="T9">;</text:span></text:p>
            <text:p text:style-name="P3"><text:span text:style-name="T9">05:</text:span></text:p>
            <text:p text:style-name="P3"><text:span text:style-name="T9">06: <text:s text:c="2"/>A </text:span><text:span text:style-name="T10">Class</text:span><text:span text:style-name="T9"> B; </text:span><text:span text:style-name="T10">Protected</text:span><text:span text:style-name="T9"> i;</text:span></text:p>
            <text:p text:style-name="P3"><text:span text:style-name="T9">07: <text:s text:c="2"/></text:span><text:span text:style-name="T10">Begin</text:span></text:p>
            <text:p text:style-name="P3"><text:span text:style-name="T9">08: <text:s text:c="5"/></text:span><text:span text:style-name="T10">integer</text:span><text:span text:style-name="T9"> i;</text:span></text:p>
            <text:p text:style-name="P3"><text:span text:style-name="T9">09: <text:s text:c="5"/></text:span><text:span text:style-name="T10">procedure</text:span><text:span text:style-name="T9"> p; xb.i := 17;</text:span></text:p>
            <text:p text:style-name="P3"><text:span text:style-name="T9">10: <text:s text:c="2"/></text:span><text:span text:style-name="T10">end</text:span><text:span text:style-name="T9">;</text:span></text:p>
            <text:p text:style-name="P3"><text:span text:style-name="T9">11:</text:span></text:p>
            <text:p text:style-name="P3"><text:span text:style-name="T9">12: <text:s text:c="2"/></text:span><text:span text:style-name="T11">ref</text:span><text:span text:style-name="T9">(B) </text:span><text:span text:style-name="T12">xb</text:span><text:span text:style-name="T9">;</text:span></text:p>
            <text:p text:style-name="P3"><text:span text:style-name="T9">13: <text:s text:c="2"/></text:span><text:span text:style-name="T12">xb</text:span><text:span text:style-name="T9"> :- </text:span><text:span text:style-name="T10">new</text:span><text:span text:style-name="T9"> B;</text:span></text:p>
            <text:p text:style-name="P3"><text:span text:style-name="T9">14:</text:span></text:p>
            <text:p text:style-name="P3"><text:span text:style-name="T9">15: <text:s text:c="2"/>xb.p;</text:span></text:p>
            <text:p text:style-name="P3"><text:span text:style-name="T9">16 <text:s text:c="2"/></text:span></text:p>
            <text:p text:style-name="P3"><text:span text:style-name="T9">17: <text:s text:c="2"/>xb.i := 5;</text:span></text:p>
            <text:p text:style-name="P3"><text:span text:style-name="T9">18: <text:s text:c="2"/></text:span></text:p>
            <text:p text:style-name="P3"><text:span text:style-name="T9">19: <text:s text:c="2"/></text:span><text:span text:style-name="T10">inspect</text:span><text:span text:style-name="T9"> </text:span><text:span text:style-name="T13">xb</text:span><text:span text:style-name="T9"> </text:span><text:span text:style-name="T10">do</text:span><text:span text:style-name="T9"> i := 7;</text:span></text:p>
          </draw:text-box>
        </draw:frame>
        <draw:frame draw:style-name="gr4" draw:text-style-name="P2" draw:layer="layout" svg:width="17.1cm" svg:height="11cm" svg:x="2.1cm" svg:y="16cm">
          <draw:text-box>
            <text:p><text:span text:style-name="T8">Siden 'i' er Protected i klassen B vil den være usynlig ved remote access og ved inspection. Jeg tolker ihvertfall slik.</text:span></text:p>
            <text:p><text:span text:style-name="T8"/></text:p>
            <text:p><text:span text:style-name="T8">Alle tre eksemplene (linje 15-19) vil da aksessere 'i'en til A siden 'i'en til B er usynlig gjennom remote access.</text:span></text:p>
            <text:p><text:span text:style-name="T8"/></text:p>
            <text:p><text:span text:style-name="T8">Imidlertid; et av testprogrammene til Simula as. tolker linje 09 annerledes. Der forventes det at det er 'i'en til B som aksesseres. Er dette årsaken til den rare setningen ?</text:span></text:p>
            <text:p><text:span text:style-name="T8"/></text:p>
            <text:p><text:span text:style-name="T8"/></text:p>
            <text:p><text:span text:style-name="T14"><text:s text:c="13"/></text:span><text:span text:style-name="T14">Er det noe jeg har misforstått ?</text:span></text:p>
          </draw:text-box>
        </draw:frame>
      </draw:page>
      <draw:page draw:name="page3" draw:style-name="dp1" draw:master-page-name="Standard">
        <draw:frame draw:style-name="gr5" draw:layer="layout" svg:width="17.1cm" svg:height="1.2cm" svg:x="2.2cm" svg:y="1.2cm">
          <draw:text-box>
            <text:p>Algoritme: Find remote attribute</text:p>
          </draw:text-box>
        </draw:frame>
        <draw:frame draw:style-name="gr6" draw:text-style-name="P5" draw:layer="layout" svg:width="19.1cm" svg:height="13.5cm" svg:x="1cm" svg:y="2.3cm">
          <draw:text-box>
            <text:p text:style-name="P3"><text:span text:style-name="T15"><text:s text:c="2"/></text:span><text:span text:style-name="T16">//*******************************************************************************</text:span></text:p>
            <text:p text:style-name="P3"><text:span text:style-name="T15"><text:s text:c="2"/></text:span><text:span text:style-name="T16">// *** Utility: findRemoteAttributeMeaning</text:span></text:p>
            <text:p text:style-name="P3"><text:span text:style-name="T16"><text:s text:c="2"/></text:span><text:span text:style-name="T16">//*******************************************************************************</text:span></text:p>
            <text:p text:style-name="P3"><text:span text:style-name="T15"><text:s text:c="2"/></text:span><text:span text:style-name="T17">public</text:span><text:span text:style-name="T15"> Meaning findRemoteAttributeMeaning(String </text:span><text:span text:style-name="T18">ident</text:span><text:span text:style-name="T15">)</text:span></text:p>
            <text:p text:style-name="P3"><text:span text:style-name="T15"><text:s text:c="2"/></text:span><text:span text:style-name="T15">{</text:span><text:span text:style-name="T17">return</text:span><text:span text:style-name="T15">(findRemoteAttributeMeaning(</text:span><text:span text:style-name="T18">ident</text:span><text:span text:style-name="T15">,</text:span><text:span text:style-name="T17">false</text:span><text:span text:style-name="T15">)); } </text:span></text:p>
            <text:p text:style-name="P3"><text:span text:style-name="T15"><text:s text:c="2"/></text:span></text:p>
            <text:p text:style-name="P3"><text:span text:style-name="T15"><text:s text:c="2"/></text:span><text:span text:style-name="T17">public</text:span><text:span text:style-name="T15"> Meaning findRemoteAttributeMeaning(String </text:span><text:span text:style-name="T18">ident</text:span><text:span text:style-name="T15">,</text:span><text:span text:style-name="T17">boolean</text:span><text:span text:style-name="T15"> </text:span><text:span text:style-name="T18">behindProtected</text:span><text:span text:style-name="T15">)</text:span></text:p>
            <text:p text:style-name="P3"><text:span text:style-name="T15"><text:s text:c="2"/></text:span><text:span text:style-name="T15">{ </text:span><text:span text:style-name="T17">boolean</text:span><text:span text:style-name="T15"> </text:span><text:span text:style-name="T18">prtected</text:span><text:span text:style-name="T15">=</text:span><text:span text:style-name="T17">false</text:span><text:span text:style-name="T15">;</text:span></text:p>
            <text:p text:style-name="P3"><text:span text:style-name="T15"><text:s text:c="4"/></text:span><text:span text:style-name="T17">for</text:span><text:span text:style-name="T15">(String </text:span><text:span text:style-name="T18">prct</text:span><text:span text:style-name="T15">:</text:span><text:span text:style-name="T19">protectedList</text:span><text:span text:style-name="T15">)</text:span></text:p>
            <text:p text:style-name="P3"><text:span text:style-name="T15"><text:s text:c="4"/></text:span><text:span text:style-name="T15"><text:tab/></text:span><text:span text:style-name="T17">if</text:span><text:span text:style-name="T15">(</text:span><text:span text:style-name="T18">ident</text:span><text:span text:style-name="T15">.equalsIgnoreCase(</text:span><text:span text:style-name="T18">prct</text:span><text:span text:style-name="T15">)) { </text:span><text:span text:style-name="T18">behindProtected</text:span><text:span text:style-name="T15">=</text:span><text:span text:style-name="T18">prtected</text:span><text:span text:style-name="T15">=</text:span><text:span text:style-name="T17">true</text:span><text:span text:style-name="T15">; </text:span><text:span text:style-name="T17">break</text:span><text:span text:style-name="T15">; }</text:span></text:p>
            <text:p text:style-name="P3"><text:span text:style-name="T15"><text:s text:c="4"/></text:span><text:span text:style-name="T17">if</text:span><text:span text:style-name="T15">(!</text:span><text:span text:style-name="T18">prtected</text:span><text:span text:style-name="T15">)</text:span></text:p>
            <text:p text:style-name="P3"><text:span text:style-name="T15"><text:s text:c="4"/></text:span><text:span text:style-name="T15">{ </text:span><text:span text:style-name="T17">for</text:span><text:span text:style-name="T15">(Parameter </text:span><text:span text:style-name="T18">parameter</text:span><text:span text:style-name="T15">:</text:span><text:span text:style-name="T19">parameterList</text:span><text:span text:style-name="T15">)</text:span></text:p>
            <text:p text:style-name="P3"><text:span text:style-name="T15"><text:s text:c="8"/></text:span><text:span text:style-name="T17">if</text:span><text:span text:style-name="T15">(</text:span><text:span text:style-name="T18">ident</text:span><text:span text:style-name="T15">.equalsIgnoreCase(</text:span><text:span text:style-name="T18">parameter</text:span><text:span text:style-name="T15">.</text:span><text:span text:style-name="T19">identifier</text:span><text:span text:style-name="T15">))</text:span></text:p>
            <text:p text:style-name="P3"><text:span text:style-name="T15"><text:s text:c="8"/></text:span><text:span text:style-name="T15"><text:tab/></text:span><text:span text:style-name="T17">return</text:span><text:span text:style-name="T15">(</text:span><text:span text:style-name="T17">new </text:span><text:span text:style-name="T15">Meaning(VariableKind.</text:span><text:span text:style-name="T20">parameter</text:span><text:span text:style-name="T15">,</text:span><text:span text:style-name="T18">parameter</text:span><text:span text:style-name="T15">,</text:span><text:span text:style-name="T17">this</text:span><text:span text:style-name="T15">,</text:span><text:span text:style-name="T17">this</text:span><text:span text:style-name="T15">,</text:span><text:span text:style-name="T18">behindProtected</text:span><text:span text:style-name="T15">));</text:span></text:p>
            <text:p text:style-name="P3"><text:span text:style-name="T15"><text:s text:c="6"/></text:span><text:span text:style-name="T17">for</text:span><text:span text:style-name="T15">(Declaration </text:span><text:span text:style-name="T18">declaration</text:span><text:span text:style-name="T15">:</text:span><text:span text:style-name="T19">declarationList</text:span><text:span text:style-name="T15">)</text:span></text:p>
            <text:p text:style-name="P3"><text:span text:style-name="T15"><text:tab/></text:span><text:span text:style-name="T15"> <text:s text:c="3"/></text:span><text:span text:style-name="T17">if</text:span><text:span text:style-name="T15">(</text:span><text:span text:style-name="T18">ident</text:span><text:span text:style-name="T15">.equalsIgnoreCase(</text:span><text:span text:style-name="T18">declaration</text:span><text:span text:style-name="T15">.</text:span><text:span text:style-name="T19">identifier</text:span><text:span text:style-name="T15">))</text:span></text:p>
            <text:p text:style-name="P3"><text:span text:style-name="T15"><text:tab/></text:span><text:span text:style-name="T15"> <text:s text:c="3"/></text:span><text:span text:style-name="T15"><text:tab/></text:span><text:span text:style-name="T17">return</text:span><text:span text:style-name="T15">(</text:span><text:span text:style-name="T17">new</text:span><text:span text:style-name="T15"> Meaning(VariableKind.</text:span><text:span text:style-name="T20">attribute</text:span><text:span text:style-name="T15">,</text:span><text:span text:style-name="T18">declaration</text:span><text:span text:style-name="T15">,</text:span><text:span text:style-name="T17">this</text:span><text:span text:style-name="T15">,</text:span><text:span text:style-name="T17">this</text:span><text:span text:style-name="T15">,</text:span><text:span text:style-name="T18">behindProtected</text:span><text:span text:style-name="T15">));</text:span></text:p>
            <text:p text:style-name="P3"><text:span text:style-name="T15"><text:s text:c="6"/></text:span><text:span text:style-name="T17">for</text:span><text:span text:style-name="T15">(LabelDeclaration </text:span><text:span text:style-name="T18">label</text:span><text:span text:style-name="T15">:</text:span><text:span text:style-name="T19">labelList</text:span><text:span text:style-name="T15">)</text:span></text:p>
            <text:p text:style-name="P3"><text:span text:style-name="T15"><text:tab/></text:span><text:span text:style-name="T15"> <text:s text:c="3"/></text:span><text:span text:style-name="T17">if</text:span><text:span text:style-name="T15">(</text:span><text:span text:style-name="T18">ident</text:span><text:span text:style-name="T15">.equalsIgnoreCase(</text:span><text:span text:style-name="T18">label</text:span><text:span text:style-name="T15">.</text:span><text:span text:style-name="T19">identifier</text:span><text:span text:style-name="T15">))</text:span></text:p>
            <text:p text:style-name="P3"><text:span text:style-name="T15"><text:tab/></text:span><text:span text:style-name="T15"> <text:s text:c="3"/></text:span><text:span text:style-name="T15"><text:tab/></text:span><text:span text:style-name="T17">return</text:span><text:span text:style-name="T15">(</text:span><text:span text:style-name="T17">new</text:span><text:span text:style-name="T15"> Meaning(VariableKind.</text:span><text:span text:style-name="T20">label</text:span><text:span text:style-name="T15">,</text:span><text:span text:style-name="T18">label</text:span><text:span text:style-name="T15">,</text:span><text:span text:style-name="T17">this</text:span><text:span text:style-name="T15">,</text:span><text:span text:style-name="T17">this</text:span><text:span text:style-name="T15">,</text:span><text:span text:style-name="T18">behindProtected</text:span><text:span text:style-name="T15">));</text:span></text:p>
            <text:p text:style-name="P3"><text:span text:style-name="T15"><text:s text:c="6"/></text:span><text:span text:style-name="T17">for</text:span><text:span text:style-name="T15">(Virtual </text:span><text:span text:style-name="T18">virtual</text:span><text:span text:style-name="T15">:</text:span><text:span text:style-name="T19">virtualList</text:span><text:span text:style-name="T15">)</text:span></text:p>
            <text:p text:style-name="P3"><text:span text:style-name="T15"><text:tab/></text:span><text:span text:style-name="T15"> <text:s text:c="3"/></text:span><text:span text:style-name="T17">if</text:span><text:span text:style-name="T15">(</text:span><text:span text:style-name="T18">ident</text:span><text:span text:style-name="T15">.equalsIgnoreCase(</text:span><text:span text:style-name="T18">virtual</text:span><text:span text:style-name="T15">.</text:span><text:span text:style-name="T19">identifier</text:span><text:span text:style-name="T15">))</text:span></text:p>
            <text:p text:style-name="P3"><text:span text:style-name="T15"><text:tab/></text:span><text:span text:style-name="T15"> <text:s text:c="3"/></text:span><text:span text:style-name="T15"><text:tab/></text:span><text:span text:style-name="T17">return</text:span><text:span text:style-name="T15">(</text:span><text:span text:style-name="T17">new</text:span><text:span text:style-name="T15"> Meaning(VariableKind.</text:span><text:span text:style-name="T20">virtual</text:span><text:span text:style-name="T15">,</text:span><text:span text:style-name="T18">virtual</text:span><text:span text:style-name="T15">,</text:span><text:span text:style-name="T17">this</text:span><text:span text:style-name="T15">,</text:span><text:span text:style-name="T17">this</text:span><text:span text:style-name="T15">,</text:span><text:span text:style-name="T18">behindProtected</text:span><text:span text:style-name="T15">)); </text:span></text:p>
            <text:p text:style-name="P3"><text:span text:style-name="T21"><text:s text:c="4"/></text:span><text:span text:style-name="T21">}</text:span></text:p>
            <text:p text:style-name="P3"><text:span text:style-name="T15"><text:s text:c="4"/></text:span><text:span text:style-name="T15">BlockDeclaration </text:span><text:span text:style-name="T18">prfx</text:span><text:span text:style-name="T15">=getPrefix();</text:span></text:p>
            <text:p text:style-name="P3"><text:span text:style-name="T15"><text:s text:c="4"/></text:span><text:span text:style-name="T17">if</text:span><text:span text:style-name="T15">(</text:span><text:span text:style-name="T18">prfx</text:span><text:span text:style-name="T15">!=</text:span><text:span text:style-name="T17">null</text:span><text:span text:style-name="T15">)</text:span></text:p>
            <text:p text:style-name="P3"><text:span text:style-name="T15"><text:s text:c="4"/></text:span><text:span text:style-name="T15">{ Meaning </text:span><text:span text:style-name="T18">meaning</text:span><text:span text:style-name="T15">=</text:span><text:span text:style-name="T18">prfx</text:span><text:span text:style-name="T15">.findRemoteAttributeMeaning(</text:span><text:span text:style-name="T18">ident</text:span><text:span text:style-name="T15">,</text:span><text:span text:style-name="T18">behindProtected</text:span><text:span text:style-name="T15">);</text:span></text:p>
            <text:p text:style-name="P3"><text:span text:style-name="T15"><text:s text:c="6"/></text:span><text:span text:style-name="T17">if</text:span><text:span text:style-name="T15">(</text:span><text:span text:style-name="T18">meaning</text:span><text:span text:style-name="T15">!=</text:span><text:span text:style-name="T17">null</text:span><text:span text:style-name="T15">) </text:span><text:span text:style-name="T18">meaning</text:span><text:span text:style-name="T15">.</text:span><text:span text:style-name="T19">declaredIn</text:span><text:span text:style-name="T15">=</text:span><text:span text:style-name="T17">this</text:span><text:span text:style-name="T15">;</text:span></text:p>
            <text:p text:style-name="P3"><text:span text:style-name="T15"><text:s text:c="6"/></text:span><text:span text:style-name="T17">return</text:span><text:span text:style-name="T15">(</text:span><text:span text:style-name="T18">meaning</text:span><text:span text:style-name="T15">);</text:span></text:p>
            <text:p text:style-name="P3"><text:span text:style-name="T15"><text:s text:c="4"/></text:span><text:span text:style-name="T15">}</text:span></text:p>
            <text:p text:style-name="P3"><text:span text:style-name="T15"><text:s text:c="4"/></text:span><text:span text:style-name="T17">return</text:span><text:span text:style-name="T15">(</text:span><text:span text:style-name="T17">null</text:span><text:span text:style-name="T15">);</text:span></text:p>
            <text:p text:style-name="P3"><text:span text:style-name="T15"><text:s text:c="2"/></text:span><text:span text:style-name="T15">}</text:span></text:p>
          </draw:text-box>
        </draw:frame>
        <draw:frame draw:style-name="gr5" draw:layer="layout" svg:width="16.4cm" svg:height="1.2cm" svg:x="2cm" svg:y="16cm">
          <draw:text-box>
            <text:p>Hvor klassen Meaning ser slik ut:</text:p>
          </draw:text-box>
        </draw:frame>
        <draw:frame draw:style-name="gr7" draw:text-style-name="P5" draw:layer="layout" svg:width="17.3cm" svg:height="4cm" svg:x="1.9cm" svg:y="16.8cm">
          <draw:text-box>
            <text:p text:style-name="P3"><text:span text:style-name="T17">public</text:span><text:span text:style-name="T15"> </text:span><text:span text:style-name="T17">class</text:span><text:span text:style-name="T15"> Meaning {</text:span></text:p>
            <text:p text:style-name="P3"><text:span text:style-name="T15"><text:tab/></text:span><text:span text:style-name="T17">public</text:span><text:span text:style-name="T15"> VariableKind </text:span><text:span text:style-name="T19">variableKind</text:span><text:span text:style-name="T15">;</text:span></text:p>
            <text:p text:style-name="P3"><text:span text:style-name="T15"><text:tab/></text:span><text:span text:style-name="T17">public</text:span><text:span text:style-name="T15"> </text:span><text:span text:style-name="T17">boolean</text:span><text:span text:style-name="T15"> </text:span><text:span text:style-name="T19">foundBehindInvisible</text:span><text:span text:style-name="T15">;</text:span></text:p>
            <text:p text:style-name="P3"><text:span text:style-name="T15"><text:tab/></text:span><text:span text:style-name="T17">public</text:span><text:span text:style-name="T15"> Declaration </text:span><text:span text:style-name="T19">declaredAs</text:span><text:span text:style-name="T15">;</text:span></text:p>
            <text:p text:style-name="P3"><text:span text:style-name="T15"><text:tab/></text:span><text:span text:style-name="T17">public</text:span><text:span text:style-name="T15"> DeclarationScope </text:span><text:span text:style-name="T19">declaredIn</text:span><text:span text:style-name="T15">; </text:span><text:span text:style-name="T16">// Search started here</text:span></text:p>
            <text:p text:style-name="P3"><text:span text:style-name="T15"><text:tab/></text:span><text:span text:style-name="T17">public</text:span><text:span text:style-name="T15"> DeclarationScope </text:span><text:span text:style-name="T19">foundIn</text:span><text:span text:style-name="T15">; <text:s text:c="3"/></text:span><text:span text:style-name="T16">// Search ended here</text:span></text:p>
            <text:p text:style-name="P3"><text:span text:style-name="T15"/></text:p>
            <text:p text:style-name="P3"><text:span text:style-name="T15"><text:s text:c="7"/></text:span><text:span text:style-name="T15">... ...</text:span></text:p>
            <text:p text:style-name="P3"><text:span text:style-name="T15">}</text:span></text:p>
          </draw:text-box>
        </draw:frame>
        <draw:frame draw:style-name="gr8" draw:layer="layout" svg:width="17.2cm" svg:height="1.675cm" svg:x="1.9cm" svg:y="21cm">
          <draw:text-box>
            <text:p>I tilfellet Connection Block blir det litt annerledes. Vi må rette opp 'meaning' for å reflektere en Connection Block.</text:p>
          </draw:text-box>
        </draw:frame>
        <draw:frame draw:style-name="gr9" draw:text-style-name="P6" draw:layer="layout" svg:width="17.2cm" svg:height="4.361cm" svg:x="2cm" svg:y="23.839cm">
          <draw:text-box>
            <text:p text:style-name="P3"><text:span text:style-name="T15"><text:s text:c="2"/></text:span><text:span text:style-name="T17">public</text:span><text:span text:style-name="T15"> Meaning findMeaning(String </text:span><text:span text:style-name="T18">identifier</text:span><text:span text:style-name="T15">)</text:span></text:p>
            <text:p text:style-name="P3"><text:span text:style-name="T15"><text:s text:c="2"/></text:span><text:span text:style-name="T15">{</text:span><text:span text:style-name="T15"><text:tab/></text:span><text:span text:style-name="T15">Meaning </text:span><text:span text:style-name="T18">result</text:span><text:span text:style-name="T15">=</text:span><text:span text:style-name="T19">classDeclaration</text:span><text:span text:style-name="T15">.findRemoteAttributeMeaning(</text:span><text:span text:style-name="T18">identifier</text:span><text:span text:style-name="T15">);</text:span></text:p>
            <text:p text:style-name="P3"><text:span text:style-name="T15"><text:s text:c="6"/></text:span><text:span text:style-name="T17">if</text:span><text:span text:style-name="T15">(</text:span><text:span text:style-name="T18">result</text:span><text:span text:style-name="T15">!=</text:span><text:span text:style-name="T17">null</text:span><text:span text:style-name="T15">)</text:span></text:p>
            <text:p text:style-name="P3"><text:span text:style-name="T15"><text:s text:c="10"/></text:span><text:span text:style-name="T18">result</text:span><text:span text:style-name="T15">=</text:span><text:span text:style-name="T17">new</text:span><text:span text:style-name="T15"> Meaning(VariableKind.</text:span><text:span text:style-name="T20">connectedAttribute</text:span></text:p>
            <text:p text:style-name="P3"><text:span text:style-name="T20"><text:s text:c="26"/></text:span><text:span text:style-name="T15">,</text:span><text:span text:style-name="T18">result</text:span><text:span text:style-name="T15">.</text:span><text:span text:style-name="T19">declaredAs</text:span><text:span text:style-name="T15">,</text:span><text:span text:style-name="T17">this</text:span><text:span text:style-name="T15">,</text:span><text:span text:style-name="T18">result</text:span><text:span text:style-name="T15">.</text:span><text:span text:style-name="T19">foundIn</text:span></text:p>
            <text:p text:style-name="P3"><text:span text:style-name="T15"><text:s text:c="26"/></text:span><text:span text:style-name="T15">,</text:span><text:span text:style-name="T18">result</text:span><text:span text:style-name="T15">.</text:span><text:span text:style-name="T19">foundBehindProtected</text:span><text:span text:style-name="T15">);</text:span></text:p>
            <text:p text:style-name="P3"><text:span text:style-name="T15"><text:s text:c="6"/></text:span><text:span text:style-name="T17">else</text:span><text:span text:style-name="T15"> </text:span><text:span text:style-name="T17">if</text:span><text:span text:style-name="T15">(</text:span><text:span text:style-name="T19">declaredIn</text:span><text:span text:style-name="T15">!=</text:span><text:span text:style-name="T17">null</text:span><text:span text:style-name="T15">) </text:span><text:span text:style-name="T18">result</text:span><text:span text:style-name="T15">=</text:span><text:span text:style-name="T19">declaredIn</text:span><text:span text:style-name="T15">.findMeaning(</text:span><text:span text:style-name="T18">identifier</text:span><text:span text:style-name="T15">);</text:span></text:p>
            <text:p text:style-name="P3"><text:span text:style-name="T22"><text:s text:c="6"/></text:span><text:span text:style-name="T17">if</text:span><text:span text:style-name="T15">(</text:span><text:span text:style-name="T18">result</text:span><text:span text:style-name="T15">==</text:span><text:span text:style-name="T17">null</text:span><text:span text:style-name="T15">) Util.</text:span><text:span text:style-name="T23">error</text:span><text:span text:style-name="T15">(</text:span><text:span text:style-name="T24">"Undefined variable: "</text:span><text:span text:style-name="T15">+</text:span><text:span text:style-name="T18">identifier</text:span><text:span text:style-name="T15">);</text:span></text:p>
            <text:p text:style-name="P3"><text:span text:style-name="T15"><text:s text:c="6"/></text:span><text:span text:style-name="T17">return</text:span><text:span text:style-name="T15">(</text:span><text:span text:style-name="T18">result</text:span><text:span text:style-name="T15">);</text:span></text:p>
            <text:p text:style-name="P3"><text:span text:style-name="T15"><text:s text:c="2"/></text:span><text:span text:style-name="T15">}</text:span></text:p>
          </draw:text-box>
        </draw:frame>
      </draw:page>
      <draw:page draw:name="page4" draw:style-name="dp1" draw:master-page-name="Standard">
        <draw:frame draw:style-name="gr10" draw:layer="layout" svg:width="17cm" svg:height="3.099cm" svg:x="2cm" svg:y="2cm">
          <draw:text-box>
            <text:p>En mulig tolkning av den rare setningen om protection er at protection er unntatt hvis vi er inne i klassen det gjelder.</text:p>
            <text:p/>
            <text:p>Jeg har definert en funksjon som kan avgjøre slikt:</text:p>
          </draw:text-box>
        </draw:frame>
        <draw:frame draw:style-name="gr11" draw:text-style-name="P5" draw:layer="layout" svg:width="17cm" svg:height="7.1cm" svg:x="2.1cm" svg:y="6cm">
          <draw:text-box>
            <text:p text:style-name="P5"><text:span text:style-name="T15"><text:s text:c="2"/></text:span><text:span text:style-name="T25">private</text:span><text:span text:style-name="T26"> </text:span><text:span text:style-name="T25">static</text:span><text:span text:style-name="T26"> </text:span><text:span text:style-name="T25">boolean</text:span><text:span text:style-name="T26"> withinScope(DeclarationScope </text:span><text:span text:style-name="T27">otherScope</text:span><text:span text:style-name="T26">)</text:span></text:p>
            <text:p text:style-name="P5"><text:span text:style-name="T26"><text:s text:c="2"/></text:span><text:span text:style-name="T26">{ DeclarationScope </text:span><text:span text:style-name="T27">scope</text:span><text:span text:style-name="T26">=Global.</text:span><text:span text:style-name="T28">currentScope</text:span><text:span text:style-name="T26">;</text:span></text:p>
            <text:p text:style-name="P5"><text:span text:style-name="T26"><text:tab/></text:span><text:span text:style-name="T25">while</text:span><text:span text:style-name="T26">(</text:span><text:span text:style-name="T27">scope</text:span><text:span text:style-name="T26">!=</text:span><text:span text:style-name="T25">null</text:span><text:span text:style-name="T26">)</text:span></text:p>
            <text:p text:style-name="P5"><text:span text:style-name="T26"><text:tab/></text:span><text:span text:style-name="T26">{ </text:span><text:span text:style-name="T25">if</text:span><text:span text:style-name="T26">(</text:span><text:span text:style-name="T27">scope</text:span><text:span text:style-name="T26">==</text:span><text:span text:style-name="T27">otherScope</text:span><text:span text:style-name="T26">) </text:span><text:span text:style-name="T25">return</text:span><text:span text:style-name="T26">(</text:span><text:span text:style-name="T25">true</text:span><text:span text:style-name="T26">);</text:span></text:p>
            <text:p text:style-name="P5"><text:span text:style-name="T26"><text:tab/></text:span><text:span text:style-name="T26"> <text:s/></text:span><text:span text:style-name="T26">BlockDeclaration </text:span><text:span text:style-name="T27">prfx</text:span><text:span text:style-name="T26">=</text:span><text:span text:style-name="T27">scope</text:span><text:span text:style-name="T26">.getPrefix();</text:span></text:p>
            <text:p text:style-name="P5"><text:span text:style-name="T26"><text:tab/></text:span><text:span text:style-name="T26"> <text:s/></text:span><text:span text:style-name="T25">while</text:span><text:span text:style-name="T26">(</text:span><text:span text:style-name="T27">prfx</text:span><text:span text:style-name="T26">!=</text:span><text:span text:style-name="T25">null</text:span><text:span text:style-name="T26">)</text:span></text:p>
            <text:p text:style-name="P5"><text:span text:style-name="T26"><text:tab/></text:span><text:span text:style-name="T26"> <text:s/></text:span><text:span text:style-name="T26">{ </text:span><text:span text:style-name="T25">if</text:span><text:span text:style-name="T26">(</text:span><text:span text:style-name="T27">prfx</text:span><text:span text:style-name="T26">==</text:span><text:span text:style-name="T27">otherScope</text:span><text:span text:style-name="T26">) </text:span><text:span text:style-name="T25">return</text:span><text:span text:style-name="T26">(</text:span><text:span text:style-name="T25">true</text:span><text:span text:style-name="T26">);</text:span></text:p>
            <text:p text:style-name="P5"><text:span text:style-name="T26"><text:tab/></text:span><text:span text:style-name="T26"> <text:s text:c="3"/></text:span><text:span text:style-name="T27">prfx</text:span><text:span text:style-name="T26">=</text:span><text:span text:style-name="T27">prfx</text:span><text:span text:style-name="T26">.getPrefix();</text:span></text:p>
            <text:p text:style-name="P7"><text:span text:style-name="T29"><text:tab/></text:span><text:span text:style-name="T29"> <text:s/></text:span><text:span text:style-name="T29">}</text:span></text:p>
            <text:p text:style-name="P5"><text:span text:style-name="T26"><text:tab/></text:span><text:span text:style-name="T26"> <text:s/></text:span><text:span text:style-name="T27">scope</text:span><text:span text:style-name="T26">=</text:span><text:span text:style-name="T27">scope</text:span><text:span text:style-name="T26">.</text:span><text:span text:style-name="T30">declaredIn</text:span><text:span text:style-name="T26">;</text:span></text:p>
            <text:p text:style-name="P7"><text:span text:style-name="T29"><text:tab/></text:span><text:span text:style-name="T29">}</text:span></text:p>
            <text:p text:style-name="P5"><text:span text:style-name="T26"><text:tab/></text:span><text:span text:style-name="T25">return</text:span><text:span text:style-name="T26">(</text:span><text:span text:style-name="T25">false</text:span><text:span text:style-name="T26">);</text:span></text:p>
            <text:p text:style-name="P7"><text:span text:style-name="T29"><text:s text:c="2"/></text:span><text:span text:style-name="T29">}</text:span></text:p>
          </draw:text-box>
        </draw:frame>
        <draw:frame draw:style-name="gr10" draw:layer="layout" svg:width="17.1cm" svg:height="3.099cm" svg:x="2cm" svg:y="13.1cm">
          <draw:text-box>
            <text:p>Vi går oppover i block-strukturen og sjekker om vi finner 'otherScope' <text:s/>- <text:s/>hvis så er vi 'inne i' <text:s/>'otherScope'</text:p>
            <text:p/>
            <text:p>Da kan vi gjøre denne endringen i starten av funksjonen </text:p>
          </draw:text-box>
        </draw:frame>
        <draw:frame draw:style-name="gr12" draw:text-style-name="P5" draw:layer="layout" svg:width="19cm" svg:height="6.8cm" svg:x="1cm" svg:y="16.9cm">
          <draw:text-box>
            <text:p text:style-name="P5"><text:span text:style-name="T25">public</text:span><text:span text:style-name="T26"> Meaning findRemoteAttributeMeaning(String </text:span><text:span text:style-name="T27">ident</text:span><text:span text:style-name="T26">,</text:span><text:span text:style-name="T25">boolean</text:span><text:span text:style-name="T31"> </text:span><text:span text:style-name="T27">behindProtected</text:span><text:span text:style-name="T26">)</text:span></text:p>
            <text:p text:style-name="P5"><text:span text:style-name="T26">{ <text:s text:c="2"/></text:span><text:span text:style-name="T25">boolean</text:span><text:span text:style-name="T26"> </text:span><text:span text:style-name="T27">prtected</text:span><text:span text:style-name="T26">=</text:span><text:span text:style-name="T25">false</text:span><text:span text:style-name="T26">;</text:span></text:p>
            <text:p text:style-name="P5"><text:span text:style-name="T26"><text:s text:c="4"/></text:span><text:span text:style-name="T25">for</text:span><text:span text:style-name="T26">(String </text:span><text:span text:style-name="T27">prct</text:span><text:span text:style-name="T26">:</text:span><text:span text:style-name="T30">protectedList</text:span><text:span text:style-name="T26">)</text:span></text:p>
            <text:p text:style-name="P5"><text:span text:style-name="T26"><text:s text:c="4"/></text:span><text:span text:style-name="T26"><text:tab/></text:span><text:span text:style-name="T25">if</text:span><text:span text:style-name="T26">(</text:span><text:span text:style-name="T27">ident</text:span><text:span text:style-name="T26">.equalsIgnoreCase(</text:span><text:span text:style-name="T27">prct</text:span><text:span text:style-name="T26">))</text:span></text:p>
            <text:p text:style-name="P5"><text:span text:style-name="T26"><text:s text:c="3"/></text:span><text:span text:style-name="T26"><text:tab/></text:span><text:span text:style-name="T26"> <text:s text:c="3"/></text:span><text:span text:style-name="T26">{ </text:span><text:span text:style-name="T25">if</text:span><text:span text:style-name="T26">(!</text:span><text:span text:style-name="T32">withinScope</text:span><text:span text:style-name="T26">(</text:span><text:span text:style-name="T25">this</text:span><text:span text:style-name="T26">)) </text:span><text:span text:style-name="T27">behindProtected</text:span><text:span text:style-name="T26">=</text:span><text:span text:style-name="T27">prtected</text:span><text:span text:style-name="T26">=</text:span><text:span text:style-name="T25">true</text:span><text:span text:style-name="T26">;</text:span></text:p>
            <text:p text:style-name="P5"><text:span text:style-name="T26"><text:s text:c="3"/></text:span><text:span text:style-name="T26"><text:tab/></text:span><text:span text:style-name="T26"> <text:s text:c="5"/></text:span><text:span text:style-name="T25">break</text:span><text:span text:style-name="T26">;</text:span></text:p>
            <text:p text:style-name="P7"><text:span text:style-name="T29"><text:s text:c="4"/></text:span><text:span text:style-name="T29"><text:tab/></text:span><text:span text:style-name="T29">}</text:span></text:p>
            <text:p text:style-name="P5"><text:span text:style-name="T26"><text:s text:c="4"/></text:span><text:span text:style-name="T25">if</text:span><text:span text:style-name="T26">(!</text:span><text:span text:style-name="T27">prtected</text:span><text:span text:style-name="T26">)</text:span></text:p>
            <text:p text:style-name="P5"><text:span text:style-name="T26"><text:s/></text:span></text:p>
            <text:p text:style-name="P5"><text:span text:style-name="T26"><text:s text:c="4"/></text:span><text:span text:style-name="T26">...</text:span></text:p>
            <text:p text:style-name="P5"><text:span text:style-name="T26"/></text:p>
            <text:p text:style-name="P5"><text:span text:style-name="T26">}</text:span></text:p>
          </draw:text-box>
        </draw:frame>
        <draw:frame draw:style-name="gr13" draw:layer="layout" svg:width="13.994cm" svg:height="0.963cm" svg:x="2.1cm" svg:y="24.9cm">
          <draw:text-box>
            <text:p>Dermed virket alle testeksemplene til Simula as.</text:p>
          </draw:text-box>
        </draw:frame>
      </draw:page>
      <draw:page draw:name="page5" draw:style-name="dp1" draw:master-page-name="Standard">
        <draw:frame draw:style-name="gr14" draw:layer="layout" svg:width="17cm" svg:height="1cm" svg:x="2cm" svg:y="2cm">
          <draw:text-box>
            <text:p>Se nå på dette eksemplet:</text:p>
          </draw:text-box>
        </draw:frame>
        <draw:frame draw:style-name="gr15" draw:text-style-name="P4" draw:layer="layout" svg:width="9.5cm" svg:height="10.5cm" svg:x="2.7cm" svg:y="3.5cm">
          <draw:text-box>
            <text:p text:style-name="P3"><text:span text:style-name="T9">01: <text:s text:c="2"/>Class A;</text:span></text:p>
            <text:p text:style-name="P3"><text:span text:style-name="T9">02: <text:s text:c="2"/>begin</text:span></text:p>
            <text:p text:style-name="P3"><text:span text:style-name="T9">03: <text:s text:c="4"/>integer i;</text:span></text:p>
            <text:p text:style-name="P3"><text:span text:style-name="T9">04: <text:s text:c="2"/>end;</text:span></text:p>
            <text:p text:style-name="P3"><text:span text:style-name="T9">05:</text:span></text:p>
            <text:p text:style-name="P3"><text:span text:style-name="T9">06: <text:s text:c="2"/>A Class B; Protected i;</text:span></text:p>
            <text:p text:style-name="P3"><text:span text:style-name="T9">07: <text:s text:c="2"/>begin</text:span></text:p>
            <text:p text:style-name="P3"><text:span text:style-name="T9">08: <text:s text:c="4"/>integer i;</text:span></text:p>
            <text:p text:style-name="P3"><text:span text:style-name="T9">09: <text:s text:c="2"/>end;</text:span></text:p>
            <text:p text:style-name="P3"><text:span text:style-name="T9">10:</text:span></text:p>
            <text:p text:style-name="P3"><text:span text:style-name="T9">11: <text:s text:c="2"/>B Class C; Hidden i;</text:span></text:p>
            <text:p text:style-name="P3"><text:span text:style-name="T9">12: <text:s text:c="2"/>begin </text:span></text:p>
            <text:p text:style-name="P3"><text:span text:style-name="T9">13: <text:s text:c="4"/>... </text:span></text:p>
            <text:p text:style-name="P3"><text:span text:style-name="T9">14: <text:s text:c="2"/>end;</text:span></text:p>
            <text:p text:style-name="P3"><text:span text:style-name="T9">15: <text:s text:c="2"/></text:span></text:p>
            <text:p text:style-name="P3"><text:span text:style-name="T9">16: <text:s text:c="2"/>C begin</text:span></text:p>
            <text:p text:style-name="P3"><text:span text:style-name="T9">17: <text:s text:c="2"/></text:span></text:p>
            <text:p text:style-name="P3"><text:span text:style-name="T9">18: <text:s text:c="4"/>i := 34;</text:span></text:p>
            <text:p text:style-name="P3"><text:span text:style-name="T9">19: <text:s text:c="2"/></text:span></text:p>
            <text:p text:style-name="P3"><text:span text:style-name="T9">20: <text:s text:c="2"/>end;</text:span></text:p>
          </draw:text-box>
        </draw:frame>
        <draw:frame draw:style-name="gr16" draw:layer="layout" svg:width="17.1cm" svg:height="5.235cm" svg:x="1.9cm" svg:y="15cm">
          <draw:text-box>
            <text:p>'i'en på linje 18 refererer seg til 'i'en i klassen A.</text:p>
            <text:p/>
            <text:p>Fordi 'i' er Hidden i blokker prefixed med C.</text:p>
            <text:p/>
            <text:p>Det er 'i'en i B som blir Hidden i C.</text:p>
            <text:p/>
            <text:p>Altså er 'i'en i A synlig bak en usynlig 'i'.</text:p>
          </draw:text-box>
        </draw:frame>
      </draw:page>
      <draw:page draw:name="page6" draw:style-name="dp1" draw:master-page-name="Standard">
        <draw:frame draw:style-name="gr17" draw:layer="layout" svg:width="17.1cm" svg:height="11.378cm" svg:x="2cm" svg:y="2cm">
          <draw:text-box>
            <text:p>Jeg har definert to hjelpefunksjoner:</text:p>
            <text:p><text:span text:style-name="T33"/></text:p>
            <text:p><text:span text:style-name="T34">1) DeclarationScope getHidden(String </text:span><text:span text:style-name="T35">ident</text:span><text:span text:style-name="T34">)</text:span></text:p>
            <text:p><text:span text:style-name="T34"/></text:p>
            <text:p><text:span text:style-name="T34">2) DeclarationScope getScopeBehindHidden(String </text:span><text:span text:style-name="T35">ident</text:span><text:span text:style-name="T34">)</text:span></text:p>
            <text:p><text:span text:style-name="T34"/></text:p>
            <text:p><text:span text:style-name="T34">Begge lokale til DeclarationScope.</text:span></text:p>
            <text:p><text:span text:style-name="T34"/></text:p>
            <text:p><text:span text:style-name="T34"/></text:p>
            <text:p><text:span text:style-name="T36">GetHidden Search backwards through prefix chain</text:span></text:p>
            <text:p><text:span text:style-name="T36"><text:s text:c="5"/></text:span><text:span text:style-name="T36">- find hidden then return the scope where it was <text:s text:c="4"/></text:span></text:p>
            <text:p><text:span text:style-name="T36"><text:s text:c="7"/></text:span><text:span text:style-name="T36">specified hidden.</text:span></text:p>
            <text:p text:style-name="P3"><text:span text:style-name="T36"><text:s text:c="5"/></text:span><text:span text:style-name="T36">- If no HIDDEN was found - return null</text:span></text:p>
            <text:p text:style-name="P3"><text:span text:style-name="T36"/></text:p>
            <text:p><text:span text:style-name="T36">GetScopeBehindHidden Search for protected backwards through</text:span></text:p>
            <text:p><text:span text:style-name="T36"><text:s text:c="7"/></text:span><text:span text:style-name="T36">prefix chain starting with this scope</text:span></text:p>
            <text:p text:style-name="P3"><text:span text:style-name="T36"><text:s text:c="5"/></text:span><text:span text:style-name="T36">- find corresponding protected, then return the scope</text:span></text:p>
            <text:p text:style-name="P3"><text:span text:style-name="T36"><text:s text:c="7"/></text:span><text:span text:style-name="T36">prefix to where it was specified protected.</text:span></text:p>
            <text:p text:style-name="P3"><text:span text:style-name="T36"><text:s text:c="5"/></text:span><text:span text:style-name="T36">- If no PROTECTED was found - Runtime Error</text:span></text:p>
          </draw:text-box>
        </draw:frame>
        <draw:frame draw:style-name="gr18" draw:text-style-name="P5" draw:layer="layout" svg:width="16.9cm" svg:height="9.3cm" svg:x="2cm" svg:y="17.1cm">
          <draw:text-box>
            <text:p text:style-name="P3"><text:span text:style-name="T17">public</text:span><text:span text:style-name="T15"> DeclarationScope getHidden(String </text:span><text:span text:style-name="T18">ident</text:span><text:span text:style-name="T15">) {</text:span></text:p>
            <text:p text:style-name="P3"><text:span text:style-name="T15"><text:s text:c="4"/></text:span><text:span text:style-name="T15">BlockDeclaration </text:span><text:span text:style-name="T18">prfx</text:span><text:span text:style-name="T15">=getPrefix();</text:span></text:p>
            <text:p text:style-name="P3"><text:span text:style-name="T22"><text:s text:c="4"/></text:span><text:span text:style-name="T17">if</text:span><text:span text:style-name="T15">(</text:span><text:span text:style-name="T18">prfx</text:span><text:span text:style-name="T15">==</text:span><text:span text:style-name="T17">null</text:span><text:span text:style-name="T15">) </text:span><text:span text:style-name="T17">return</text:span><text:span text:style-name="T15">(</text:span><text:span text:style-name="T17">null</text:span><text:span text:style-name="T15">);</text:span></text:p>
            <text:p text:style-name="P3"><text:span text:style-name="T15"><text:s text:c="4"/></text:span><text:span text:style-name="T17">for</text:span><text:span text:style-name="T15">(String </text:span><text:span text:style-name="T18">hdn</text:span><text:span text:style-name="T15">:</text:span><text:span text:style-name="T18">prfx</text:span><text:span text:style-name="T15">.</text:span><text:span text:style-name="T19">hiddenList</text:span><text:span text:style-name="T15">)</text:span></text:p>
            <text:p text:style-name="P3"><text:span text:style-name="T15"><text:s text:c="8"/></text:span><text:span text:style-name="T17">if</text:span><text:span text:style-name="T15">(</text:span><text:span text:style-name="T18">ident</text:span><text:span text:style-name="T15">.equalsIgnoreCase(</text:span><text:span text:style-name="T18">hdn</text:span><text:span text:style-name="T15">))</text:span></text:p>
            <text:p text:style-name="P3"><text:span text:style-name="T15"><text:s text:c="12"/></text:span><text:span text:style-name="T17">return</text:span><text:span text:style-name="T15">(</text:span><text:span text:style-name="T18">prfx</text:span><text:span text:style-name="T15">);</text:span></text:p>
            <text:p text:style-name="P3"><text:span text:style-name="T15"><text:s text:c="4"/></text:span><text:span text:style-name="T17">return</text:span><text:span text:style-name="T15">(</text:span><text:span text:style-name="T18">prfx</text:span><text:span text:style-name="T15">.getHidden(</text:span><text:span text:style-name="T18">ident</text:span><text:span text:style-name="T15">));</text:span></text:p>
            <text:p text:style-name="P3"><text:span text:style-name="T15">}</text:span></text:p>
            <text:p text:style-name="P3"><text:span text:style-name="T15"/></text:p>
            <text:p text:style-name="P3"><text:span text:style-name="T15"/></text:p>
            <text:p text:style-name="P3"><text:span text:style-name="T17">private</text:span><text:span text:style-name="T15"> DeclarationScope getScopeBehindHidden(String </text:span><text:span text:style-name="T18">ident</text:span><text:span text:style-name="T15">) {</text:span></text:p>
            <text:p text:style-name="P3"><text:span text:style-name="T15"><text:s text:c="4"/></text:span><text:span text:style-name="T15">DeclarationScope </text:span><text:span text:style-name="T18">scope</text:span><text:span text:style-name="T15">=</text:span><text:span text:style-name="T17">this</text:span><text:span text:style-name="T15">;</text:span></text:p>
            <text:p text:style-name="P3"><text:span text:style-name="T15"><text:s text:c="4"/></text:span><text:span text:style-name="T17">while</text:span><text:span text:style-name="T15">(</text:span><text:span text:style-name="T18">scope</text:span><text:span text:style-name="T15">!=</text:span><text:span text:style-name="T17">null</text:span><text:span text:style-name="T15">) {</text:span></text:p>
            <text:p text:style-name="P3"><text:span text:style-name="T15"><text:s text:c="8"/></text:span><text:span text:style-name="T15">BlockDeclaration </text:span><text:span text:style-name="T18">prfx</text:span><text:span text:style-name="T15">=</text:span><text:span text:style-name="T18">scope</text:span><text:span text:style-name="T15">.getPrefix();</text:span></text:p>
            <text:p text:style-name="P3"><text:span text:style-name="T15"><text:s text:c="8"/></text:span><text:span text:style-name="T17">for</text:span><text:span text:style-name="T15">(String </text:span><text:span text:style-name="T18">ptc</text:span><text:span text:style-name="T15">:</text:span><text:span text:style-name="T18">scope</text:span><text:span text:style-name="T15">.</text:span><text:span text:style-name="T19">protectedList</text:span><text:span text:style-name="T15">)</text:span></text:p>
            <text:p text:style-name="P3"><text:span text:style-name="T15"><text:s text:c="12"/></text:span><text:span text:style-name="T17">if</text:span><text:span text:style-name="T15">(</text:span><text:span text:style-name="T18">ident</text:span><text:span text:style-name="T15">.equalsIgnoreCase(</text:span><text:span text:style-name="T18">ptc</text:span><text:span text:style-name="T15">)) </text:span><text:span text:style-name="T17">return</text:span><text:span text:style-name="T15">(</text:span><text:span text:style-name="T18">prfx</text:span><text:span text:style-name="T15">);</text:span></text:p>
            <text:p text:style-name="P3"><text:span text:style-name="T15"><text:s text:c="8"/></text:span><text:span text:style-name="T18">scope</text:span><text:span text:style-name="T15">=</text:span><text:span text:style-name="T18">prfx</text:span><text:span text:style-name="T15">;</text:span></text:p>
            <text:p text:style-name="P3"><text:span text:style-name="T15"><text:s text:c="4"/></text:span><text:span text:style-name="T15">}</text:span></text:p>
            <text:p text:style-name="P3"><text:span text:style-name="T22"><text:s text:c="4"/></text:span><text:span text:style-name="T17">throw</text:span><text:span text:style-name="T15"> </text:span><text:span text:style-name="T17">new</text:span><text:span text:style-name="T15"> RuntimeException(</text:span><text:span text:style-name="T18">ident</text:span><text:span text:style-name="T15">+</text:span></text:p>
            <text:p text:style-name="P3"><text:span text:style-name="T15"><text:s text:c="16"/></text:span><text:span text:style-name="T24">" is specified HIDDEN without being PROTECTED"</text:span><text:span text:style-name="T15">);</text:span></text:p>
            <text:p text:style-name="P3"><text:span text:style-name="T15">}</text:span></text:p>
          </draw:text-box>
        </draw:frame>
        <draw:frame draw:style-name="gr19" draw:layer="layout" svg:width="5.6cm" svg:height="1.1cm" svg:x="1.9cm" svg:y="15cm">
          <draw:text-box>
            <text:p>Full Definition:</text:p>
          </draw:text-box>
        </draw:frame>
      </draw:page>
      <draw:page draw:name="page7" draw:style-name="dp1" draw:master-page-name="Standard">
        <draw:frame draw:style-name="gr19" draw:layer="layout" svg:width="17.2cm" svg:height="1.1cm" svg:x="2cm" svg:y="2cm">
          <draw:text-box>
            <text:p>Da får vi .... søker innvendig</text:p>
          </draw:text-box>
        </draw:frame>
        <draw:frame draw:style-name="gr20" draw:text-style-name="P4" draw:layer="layout" svg:width="18.6cm" svg:height="24.506cm" svg:x="1.1cm" svg:y="3.6cm">
          <draw:text-box>
            <text:p text:style-name="P3"><text:span text:style-name="T25">public</text:span><text:span text:style-name="T26"> Meaning findVisibleAttributeMeaning(String </text:span><text:span text:style-name="T27">ident</text:span><text:span text:style-name="T26">) {</text:span></text:p>
            <text:p text:style-name="P3"><text:span text:style-name="T26"><text:tab/></text:span><text:span text:style-name="T25">boolean</text:span><text:span text:style-name="T26"> </text:span><text:span text:style-name="T27">searchBehindHidden</text:span><text:span text:style-name="T26">=</text:span><text:span text:style-name="T25">false</text:span><text:span text:style-name="T26">;</text:span></text:p>
            <text:p text:style-name="P3"><text:span text:style-name="T26"><text:tab/></text:span><text:span text:style-name="T26">DeclarationScope </text:span><text:span text:style-name="T27">scope</text:span><text:span text:style-name="T26">=</text:span><text:span text:style-name="T25">this</text:span><text:span text:style-name="T26">;</text:span></text:p>
            <text:p text:style-name="P3"><text:span text:style-name="T26"><text:tab/></text:span><text:span text:style-name="T26">SEARCH:</text:span><text:span text:style-name="T25">while</text:span><text:span text:style-name="T26">(</text:span><text:span text:style-name="T27">scope</text:span><text:span text:style-name="T26">!=</text:span><text:span text:style-name="T25">null</text:span><text:span text:style-name="T26">) { </text:span></text:p>
            <text:p text:style-name="P3"><text:span text:style-name="T26"/></text:p>
            <text:p text:style-name="P3"><text:span text:style-name="T26"><text:tab/></text:span><text:span text:style-name="T26"> <text:s text:c="2"/></text:span><text:span text:style-name="T25">for</text:span><text:span text:style-name="T26">(Parameter </text:span><text:span text:style-name="T27">parameter</text:span><text:span text:style-name="T26">:</text:span><text:span text:style-name="T27">scope</text:span><text:span text:style-name="T26">.</text:span><text:span text:style-name="T30">parameterList</text:span><text:span text:style-name="T26">) {</text:span></text:p>
            <text:p text:style-name="P3"><text:span text:style-name="T26"><text:s text:c="11"/></text:span><text:span text:style-name="T25">if</text:span><text:span text:style-name="T26">(</text:span><text:span text:style-name="T27">ident</text:span><text:span text:style-name="T26">.equalsIgnoreCase(</text:span><text:span text:style-name="T27">parameter</text:span><text:span text:style-name="T26">.</text:span><text:span text:style-name="T30">identifier</text:span><text:span text:style-name="T26">))</text:span></text:p>
            <text:p text:style-name="P3"><text:span text:style-name="T26"><text:s text:c="15"/></text:span><text:span text:style-name="T26">DeclarationScope </text:span><text:span text:style-name="T27">hiddenScope</text:span><text:span text:style-name="T26">=</text:span><text:span text:style-name="T27">scope</text:span><text:span text:style-name="T26">.getHidden(</text:span><text:span text:style-name="T27">ident</text:span><text:span text:style-name="T26">);</text:span></text:p>
            <text:p text:style-name="P3"><text:span text:style-name="T26"><text:s text:c="15"/></text:span><text:span text:style-name="T25">if</text:span><text:span text:style-name="T26">(</text:span><text:span text:style-name="T27">hiddenScope</text:span><text:span text:style-name="T26">==</text:span><text:span text:style-name="T25">null</text:span><text:span text:style-name="T26">) </text:span><text:span text:style-name="T25">return</text:span><text:span text:style-name="T26">(</text:span><text:span text:style-name="T25">new</text:span><text:span text:style-name="T26"> <text:s text:c="3"/></text:span></text:p>
            <text:p text:style-name="P3"><text:span text:style-name="T26"><text:s text:c="24"/></text:span><text:span text:style-name="T26">Meaning(VariableKind.</text:span><text:span text:style-name="T37">parameter</text:span><text:span text:style-name="T26">,</text:span><text:span text:style-name="T27">parameter</text:span></text:p>
            <text:p text:style-name="P3"><text:span text:style-name="T26"><text:s text:c="40"/></text:span><text:span text:style-name="T26">,</text:span><text:span text:style-name="T25">this</text:span><text:span text:style-name="T26">,</text:span><text:span text:style-name="T27">scope</text:span><text:span text:style-name="T26">,</text:span><text:span text:style-name="T27">searchBehindHidden</text:span><text:span text:style-name="T26">));</text:span></text:p>
            <text:p text:style-name="P3"><text:span text:style-name="T26"><text:s text:c="15"/></text:span><text:span text:style-name="T27">scope</text:span><text:span text:style-name="T26">=</text:span><text:span text:style-name="T27">scope</text:span><text:span text:style-name="T26">.getScopeBehindHidden(</text:span><text:span text:style-name="T27">ident</text:span><text:span text:style-name="T26">); </text:span><text:span text:style-name="T25">continue</text:span><text:span text:style-name="T26"> SEARCH;</text:span></text:p>
            <text:p text:style-name="P3"><text:span text:style-name="T26"><text:s text:c="11"/></text:span><text:span text:style-name="T26">}</text:span></text:p>
            <text:p text:style-name="P3"><text:span text:style-name="T26"><text:s text:c="8"/></text:span></text:p>
            <text:p text:style-name="P3"><text:span text:style-name="T31"><text:s text:c="8"/></text:span><text:span text:style-name="T25">for</text:span><text:span text:style-name="T26">(Declaration </text:span><text:span text:style-name="T27">declaration</text:span><text:span text:style-name="T26">:</text:span><text:span text:style-name="T27">scope</text:span><text:span text:style-name="T26">.</text:span><text:span text:style-name="T30">declarationList</text:span><text:span text:style-name="T26">)</text:span></text:p>
            <text:p text:style-name="P3"><text:span text:style-name="T26"><text:tab/></text:span><text:span text:style-name="T26"> <text:s text:c="5"/></text:span><text:span text:style-name="T25">if</text:span><text:span text:style-name="T26">(</text:span><text:span text:style-name="T27">ident</text:span><text:span text:style-name="T26">.equalsIgnoreCase(</text:span><text:span text:style-name="T27">declaration</text:span><text:span text:style-name="T26">.</text:span><text:span text:style-name="T30">identifier</text:span><text:span text:style-name="T26">)) {</text:span></text:p>
            <text:p text:style-name="P3"><text:span text:style-name="T26"><text:tab/></text:span><text:span text:style-name="T26"> <text:s text:c="9"/></text:span><text:span text:style-name="T26">DeclarationScope </text:span><text:span text:style-name="T27">hiddenScope</text:span><text:span text:style-name="T26">=</text:span><text:span text:style-name="T27">scope</text:span><text:span text:style-name="T26">.getHidden(</text:span><text:span text:style-name="T27">ident</text:span><text:span text:style-name="T26">);</text:span></text:p>
            <text:p text:style-name="P3"><text:span text:style-name="T26"><text:s text:c="15"/></text:span><text:span text:style-name="T25">if</text:span><text:span text:style-name="T26">(</text:span><text:span text:style-name="T27">hiddenScope</text:span><text:span text:style-name="T26">==</text:span><text:span text:style-name="T25">null</text:span><text:span text:style-name="T26">) </text:span><text:span text:style-name="T25">return</text:span><text:span text:style-name="T26">(</text:span><text:span text:style-name="T25">new</text:span><text:span text:style-name="T26"> </text:span></text:p>
            <text:p text:style-name="P3"><text:span text:style-name="T26"><text:s text:c="24"/></text:span><text:span text:style-name="T26">Meaning(VariableKind.</text:span><text:span text:style-name="T37">attribute</text:span><text:span text:style-name="T26">,</text:span><text:span text:style-name="T27">declaration</text:span></text:p>
            <text:p text:style-name="P3"><text:span text:style-name="T26"><text:s text:c="40"/></text:span><text:span text:style-name="T26">,</text:span><text:span text:style-name="T25">this</text:span><text:span text:style-name="T26">,</text:span><text:span text:style-name="T27">scope</text:span><text:span text:style-name="T26">,</text:span><text:span text:style-name="T27">searchBehindHidden</text:span><text:span text:style-name="T26">));</text:span></text:p>
            <text:p text:style-name="P3"><text:span text:style-name="T26"><text:s text:c="15"/></text:span><text:span text:style-name="T27">scope</text:span><text:span text:style-name="T26">=</text:span><text:span text:style-name="T27">scope</text:span><text:span text:style-name="T26">.getScopeBehindHidden(</text:span><text:span text:style-name="T27">ident</text:span><text:span text:style-name="T26">); </text:span><text:span text:style-name="T25">continue</text:span><text:span text:style-name="T26"> SEARCH;</text:span></text:p>
            <text:p text:style-name="P3"><text:span text:style-name="T26"><text:tab/></text:span><text:span text:style-name="T26"> <text:s text:c="5"/></text:span><text:span text:style-name="T26">}</text:span></text:p>
            <text:p text:style-name="P3"><text:span text:style-name="T26"/></text:p>
            <text:p text:style-name="P3"><text:span text:style-name="T26"><text:s text:c="8"/></text:span><text:span text:style-name="T25">for</text:span><text:span text:style-name="T26">(LabelDeclaration </text:span><text:span text:style-name="T27">label</text:span><text:span text:style-name="T26">:</text:span><text:span text:style-name="T27">scope</text:span><text:span text:style-name="T26">.</text:span><text:span text:style-name="T30">labelList</text:span><text:span text:style-name="T26">)</text:span></text:p>
            <text:p text:style-name="P3"><text:span text:style-name="T26"><text:tab/></text:span><text:span text:style-name="T26"> <text:s text:c="5"/></text:span><text:span text:style-name="T25">if</text:span><text:span text:style-name="T26">(</text:span><text:span text:style-name="T27">ident</text:span><text:span text:style-name="T26">.equalsIgnoreCase(</text:span><text:span text:style-name="T27">label</text:span><text:span text:style-name="T26">.</text:span><text:span text:style-name="T30">identifier</text:span><text:span text:style-name="T26">)) {</text:span></text:p>
            <text:p text:style-name="P3"><text:span text:style-name="T26"><text:tab/></text:span><text:span text:style-name="T26"> <text:s text:c="9"/></text:span><text:span text:style-name="T26">DeclarationScope </text:span><text:span text:style-name="T27">hiddenScope</text:span><text:span text:style-name="T26">=</text:span><text:span text:style-name="T27">scope</text:span><text:span text:style-name="T26">.getHidden(</text:span><text:span text:style-name="T27">ident</text:span><text:span text:style-name="T26">);</text:span></text:p>
            <text:p text:style-name="P3"><text:span text:style-name="T26"><text:s text:c="15"/></text:span><text:span text:style-name="T25">if</text:span><text:span text:style-name="T26">(</text:span><text:span text:style-name="T27">hiddenScope</text:span><text:span text:style-name="T26">==</text:span><text:span text:style-name="T25">null</text:span><text:span text:style-name="T26">)</text:span><text:span text:style-name="T26"><text:tab/></text:span><text:span text:style-name="T25">return</text:span><text:span text:style-name="T26">(</text:span><text:span text:style-name="T25">new</text:span></text:p>
            <text:p text:style-name="P3"><text:span text:style-name="T26"><text:s text:c="24"/></text:span><text:span text:style-name="T26">Meaning(VariableKind.</text:span><text:span text:style-name="T37">label</text:span><text:span text:style-name="T26">,</text:span><text:span text:style-name="T27">label</text:span></text:p>
            <text:p text:style-name="P3"><text:span text:style-name="T26"><text:s text:c="40"/></text:span><text:span text:style-name="T26">,</text:span><text:span text:style-name="T25">this</text:span><text:span text:style-name="T26">,</text:span><text:span text:style-name="T27">scope</text:span><text:span text:style-name="T26">,</text:span><text:span text:style-name="T27">searchBehindHidden</text:span><text:span text:style-name="T26">));</text:span></text:p>
            <text:p text:style-name="P3"><text:span text:style-name="T26"><text:s text:c="15"/></text:span><text:span text:style-name="T27">scope</text:span><text:span text:style-name="T26">=</text:span><text:span text:style-name="T27">scope</text:span><text:span text:style-name="T26">.getScopeBehindHidden(</text:span><text:span text:style-name="T27">ident</text:span><text:span text:style-name="T26">); </text:span><text:span text:style-name="T25">continue</text:span><text:span text:style-name="T26"> SEARCH;</text:span></text:p>
            <text:p text:style-name="P3"><text:span text:style-name="T26"><text:tab/></text:span><text:span text:style-name="T26"> <text:s text:c="5"/></text:span><text:span text:style-name="T26">}</text:span></text:p>
            <text:p text:style-name="P3"><text:span text:style-name="T26"/></text:p>
            <text:p text:style-name="P3"><text:span text:style-name="T26"><text:s text:c="8"/></text:span><text:span text:style-name="T25">for</text:span><text:span text:style-name="T26">(Virtual </text:span><text:span text:style-name="T27">virtual</text:span><text:span text:style-name="T26">:</text:span><text:span text:style-name="T27">scope</text:span><text:span text:style-name="T26">.</text:span><text:span text:style-name="T30">virtualList</text:span><text:span text:style-name="T26">)</text:span></text:p>
            <text:p text:style-name="P3"><text:span text:style-name="T26"><text:tab/></text:span><text:span text:style-name="T26"> <text:s text:c="5"/></text:span><text:span text:style-name="T25">if</text:span><text:span text:style-name="T26">(</text:span><text:span text:style-name="T27">ident</text:span><text:span text:style-name="T26">.equalsIgnoreCase(</text:span><text:span text:style-name="T27">virtual</text:span><text:span text:style-name="T26">.</text:span><text:span text:style-name="T30">identifier</text:span><text:span text:style-name="T26">)) {</text:span></text:p>
            <text:p text:style-name="P3"><text:span text:style-name="T26"><text:tab/></text:span><text:span text:style-name="T26"> <text:s text:c="9"/></text:span><text:span text:style-name="T26">DeclarationScope </text:span><text:span text:style-name="T27">hiddenScope</text:span><text:span text:style-name="T26">=</text:span><text:span text:style-name="T27">scope</text:span><text:span text:style-name="T26">.getHidden(</text:span><text:span text:style-name="T27">ident</text:span><text:span text:style-name="T26">);</text:span></text:p>
            <text:p text:style-name="P3"><text:span text:style-name="T26"><text:s text:c="15"/></text:span><text:span text:style-name="T25">if</text:span><text:span text:style-name="T26">(</text:span><text:span text:style-name="T27">hiddenScope</text:span><text:span text:style-name="T26">==</text:span><text:span text:style-name="T25">null</text:span><text:span text:style-name="T26">)</text:span><text:span text:style-name="T26"><text:tab/></text:span><text:span text:style-name="T25">return</text:span><text:span text:style-name="T26">(</text:span><text:span text:style-name="T25">new</text:span><text:span text:style-name="T26"> <text:s/></text:span></text:p>
            <text:p text:style-name="P3"><text:span text:style-name="T26"><text:s text:c="24"/></text:span><text:span text:style-name="T26">Meaning(VariableKind.</text:span><text:span text:style-name="T37">virtual</text:span><text:span text:style-name="T26">,</text:span><text:span text:style-name="T27">virtual</text:span></text:p>
            <text:p text:style-name="P3"><text:span text:style-name="T26"><text:s text:c="40"/></text:span><text:span text:style-name="T26">,</text:span><text:span text:style-name="T25">this</text:span><text:span text:style-name="T26">,</text:span><text:span text:style-name="T27">scope</text:span><text:span text:style-name="T26">,</text:span><text:span text:style-name="T27">searchBehindHidden</text:span><text:span text:style-name="T26">));</text:span></text:p>
            <text:p text:style-name="P3"><text:span text:style-name="T26"><text:s text:c="15"/></text:span><text:span text:style-name="T27">scope</text:span><text:span text:style-name="T26">=</text:span><text:span text:style-name="T27">scope</text:span><text:span text:style-name="T26">.getScopeBehindHidden(</text:span><text:span text:style-name="T27">ident</text:span><text:span text:style-name="T26">); </text:span><text:span text:style-name="T25">continue</text:span><text:span text:style-name="T26"> SEARCH;</text:span></text:p>
            <text:p text:style-name="P3"><text:span text:style-name="T26"><text:tab/></text:span><text:span text:style-name="T26"> <text:s text:c="5"/></text:span><text:span text:style-name="T26">}</text:span></text:p>
            <text:p text:style-name="P3"><text:span text:style-name="T26"><text:s text:c="6"/></text:span></text:p>
            <text:p text:style-name="P3"><text:span text:style-name="T31"><text:s text:c="11"/></text:span><text:span text:style-name="T25">if</text:span><text:span text:style-name="T26">(</text:span><text:span text:style-name="T27">scope</text:span><text:span text:style-name="T26">.getHidden(</text:span><text:span text:style-name="T27">ident</text:span><text:span text:style-name="T26">)==</text:span><text:span text:style-name="T25">null</text:span><text:span text:style-name="T26">) </text:span><text:span text:style-name="T27">scope</text:span><text:span text:style-name="T26">=</text:span><text:span text:style-name="T27">scope</text:span><text:span text:style-name="T26">.getPrefix();</text:span></text:p>
            <text:p text:style-name="P3"><text:span text:style-name="T26"><text:s text:c="11"/></text:span><text:span text:style-name="T25">else</text:span><text:span text:style-name="T26"> {</text:span></text:p>
            <text:p text:style-name="P3"><text:span text:style-name="T26"><text:s text:c="15"/></text:span><text:span text:style-name="T27">scope</text:span><text:span text:style-name="T26">=</text:span><text:span text:style-name="T27">scope</text:span><text:span text:style-name="T26">.getScopeBehindHidden(</text:span><text:span text:style-name="T27">ident</text:span><text:span text:style-name="T26">);</text:span></text:p>
            <text:p text:style-name="P3"><text:span text:style-name="T26"><text:s text:c="15"/></text:span><text:span text:style-name="T27">searchBehindHidden</text:span><text:span text:style-name="T26">=</text:span><text:span text:style-name="T25">true</text:span><text:span text:style-name="T26">;</text:span></text:p>
            <text:p text:style-name="P3"><text:span text:style-name="T26"><text:s text:c="11"/></text:span><text:span text:style-name="T26">}</text:span></text:p>
            <text:p text:style-name="P3"><text:span text:style-name="T26"><text:tab/></text:span><text:span text:style-name="T26">}</text:span></text:p>
            <text:p text:style-name="P3"><text:span text:style-name="T26"><text:s text:c="6"/></text:span><text:span text:style-name="T25">return</text:span><text:span text:style-name="T26">(</text:span><text:span text:style-name="T25">null</text:span><text:span text:style-name="T26">);</text:span></text:p>
            <text:p text:style-name="P3"><text:span text:style-name="T26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Øystein Myhre Andersen</meta:initial-creator>
    <meta:creation-date>2018-05-27T11:54:20.86</meta:creation-date>
    <dc:date>2018-05-29T21:13:34.66</dc:date>
    <dc:creator>Øystein Myhre Andersen</dc:creator>
    <meta:editing-duration>PT4H51M10S</meta:editing-duration>
    <meta:editing-cycles>8</meta:editing-cycles>
    <meta:generator>OpenOffice/4.1.5$Win32 OpenOffice.org_project/415m1$Build-9789</meta:generator>
    <meta:document-statistic meta:object-count="23"/>
  </office:meta>
</office:document-meta>
</file>